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390724364548471338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2">General</text:p>
          <text:list>
            <text:list-item>
              <text:p text:style-name="P3"/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  <text:list-item>
              <text:p text:style-name="P3">delete the jquery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6T12:27:30.65</dc:date>
    <meta:editing-duration>P11DT18H57M44S</meta:editing-duration>
    <meta:editing-cycles>60</meta:editing-cycles>
    <meta:generator>OpenOffice/4.1.1$Win32 OpenOffice.org_project/411m6$Build-9775</meta:generator>
    <meta:document-statistic meta:table-count="0" meta:image-count="0" meta:object-count="0" meta:page-count="1" meta:paragraph-count="11" meta:word-count="44" meta:character-count="214"/>
  </office:meta>
</office:document-meta>
</file>